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table:style-name="ce1" office:value-type="float" office:value="36.4997594" calcext:value-type="float">
            <text:p>36.4997594</text:p>
          </table:table-cell>
          <table:table-cell office:value-type="float" office:value="-5.9286839" calcext:value-type="float">
            <text:p>-5.9286839</text:p>
          </table:table-cell>
        </table:table-row>
        <table:table-row table:style-name="ro1">
          <table:table-cell table:style-name="ce1" office:value-type="float" office:value="36.4998237" calcext:value-type="float">
            <text:p>36.4998237</text:p>
          </table:table-cell>
          <table:table-cell office:value-type="float" office:value="-5.9195205" calcext:value-type="float">
            <text:p>-5.9195205</text:p>
          </table:table-cell>
        </table:table-row>
        <table:table-row table:style-name="ro1">
          <table:table-cell office:value-type="float" office:value="36.4972862" calcext:value-type="float">
            <text:p>36.4972862</text:p>
          </table:table-cell>
          <table:table-cell office:value-type="float" office:value="-5.9196109" calcext:value-type="float">
            <text:p>-5.9196109</text:p>
          </table:table-cell>
        </table:table-row>
        <table:table-row table:style-name="ro1">
          <table:table-cell office:value-type="float" office:value="36.4940998" calcext:value-type="float">
            <text:p>36.4940998</text:p>
          </table:table-cell>
          <table:table-cell office:value-type="float" office:value="-5.9195529" calcext:value-type="float">
            <text:p>-5.9195529</text:p>
          </table:table-cell>
        </table:table-row>
        <table:table-row table:style-name="ro1">
          <table:table-cell office:value-type="float" office:value="36.4917946" calcext:value-type="float">
            <text:p>36.4917946</text:p>
          </table:table-cell>
          <table:table-cell office:value-type="float" office:value="-5.9195494" calcext:value-type="float">
            <text:p>-5.9195494</text:p>
          </table:table-cell>
        </table:table-row>
        <table:table-row table:style-name="ro1">
          <table:table-cell office:value-type="float" office:value="36.4914817" calcext:value-type="float">
            <text:p>36.4914817</text:p>
          </table:table-cell>
          <table:table-cell office:value-type="float" office:value="-5.9084848" calcext:value-type="float">
            <text:p>-5.9084848</text:p>
          </table:table-cell>
        </table:table-row>
        <table:table-row table:style-name="ro1">
          <table:table-cell office:value-type="float" office:value="36.4877069" calcext:value-type="float">
            <text:p>36.4877069</text:p>
          </table:table-cell>
          <table:table-cell office:value-type="float" office:value="-5.9098847" calcext:value-type="float">
            <text:p>-5.9098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8:39:12.386370556</meta:creation-date>
    <dc:date>2017-10-28T18:57:46.371528156</dc:date>
    <meta:editing-duration>PT8M23S</meta:editing-duration>
    <meta:editing-cycles>1</meta:editing-cycles>
    <meta:document-statistic meta:table-count="1" meta:cell-count="14" meta:object-count="0"/>
    <meta:generator>LibreOffice/5.2.7.2$Linux_X86_64 LibreOffice_project/20m0$Build-2</meta:generator>
  </office:meta>
</office:document-meta>
</file>